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5c8c5" officeooo:paragraph-rsid="0015c8c5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5c8c5" officeooo:paragraph-rsid="002297f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5c8c5" officeooo:paragraph-rsid="001cdcb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5c8c5" officeooo:paragraph-rsid="0015c8c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5c8c5" officeooo:paragraph-rsid="002297f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cdcb8" officeooo:paragraph-rsid="001cdcb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dcb8" officeooo:paragraph-rsid="001cdcb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86eff" officeooo:paragraph-rsid="00186ef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636f" officeooo:paragraph-rsid="001cdcb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297f7" officeooo:paragraph-rsid="002297f7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242fe" officeooo:paragraph-rsid="001cdcb8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ddd23" officeooo:paragraph-rsid="0027be95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paragraph-rsid="001cdcb8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636f" officeooo:paragraph-rsid="001cdcb8" style:font-size-asian="11pt" style:font-size-complex="11pt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fo:language="en" fo:country="US" officeooo:rsid="00261189" officeooo:paragraph-rsid="00261189" style:font-size-asian="11pt" style:font-size-complex="11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DejaVu Sans" fo:font-size="11pt" fo:language="en" fo:country="US" officeooo:rsid="00261189" officeooo:paragraph-rsid="00261189" style:font-size-asian="11pt" style:font-size-complex="11pt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fo:language="en" fo:country="US" officeooo:rsid="001f0ad5" officeooo:paragraph-rsid="00261189" style:font-size-asian="11pt" style:font-size-complex="11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DejaVu Sans" fo:font-size="11pt" fo:language="en" fo:country="US" officeooo:rsid="002894b0" officeooo:paragraph-rsid="002894b0" style:font-size-asian="11pt" style:font-size-complex="11pt"/>
    </style:style>
    <style:style style:name="T1" style:family="text">
      <style:text-properties officeooo:rsid="00186eff"/>
    </style:style>
    <style:style style:name="T2" style:family="text">
      <style:text-properties style:font-name="DejaVu Sans" fo:font-size="11pt" officeooo:rsid="002242fe" style:font-size-asian="11pt" style:font-size-complex="11pt"/>
    </style:style>
    <style:style style:name="T3" style:family="text">
      <style:text-properties style:font-name="DejaVu Sans" fo:font-size="11pt" officeooo:rsid="002297f7" style:font-size-asian="11pt" style:font-size-complex="11pt"/>
    </style:style>
    <style:style style:name="T4" style:family="text">
      <style:text-properties style:font-name="DejaVu Sans" fo:font-size="11pt" officeooo:rsid="00261189" style:font-size-asian="11pt" style:font-size-complex="11pt"/>
    </style:style>
    <style:style style:name="T5" style:family="text">
      <style:text-properties officeooo:rsid="001cdcb8"/>
    </style:style>
    <style:style style:name="T6" style:family="text">
      <style:text-properties officeooo:rsid="002297f7"/>
    </style:style>
    <style:style style:name="T7" style:family="text">
      <style:text-properties officeooo:rsid="001ddd23"/>
    </style:style>
    <style:style style:name="T8" style:family="text">
      <style:text-properties officeooo:rsid="002562df"/>
    </style:style>
    <style:style style:name="T9" style:family="text">
      <style:text-properties officeooo:rsid="0026476c"/>
    </style:style>
    <style:style style:name="T10" style:family="text">
      <style:text-properties officeooo:rsid="002521d8"/>
    </style:style>
    <style:style style:name="T11" style:family="text">
      <style:text-properties officeooo:rsid="0028e6a9"/>
    </style:style>
    <style:style style:name="T12" style:family="text">
      <style:text-properties officeooo:rsid="002894b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<text:span text:style-name="T1">2:</text:span> R<text:span text:style-name="T6">egenerat</text:span><text:span text:style-name="T12">ing</text:span><text:span text:style-name="T6"> the Wallet Descriptor from the Public Keys </text:span><text:span text:style-name="T5">(Part 1)</text:span></text:p>
      <text:p text:style-name="P1"/>
      <text:p text:style-name="P6"><text:span text:style-name="T6">WARNING</text:span>:<text:line-break/></text:p>
      <text:p text:style-name="P3"><text:span text:style-name="T6">There is a copy of the Wallet Descriptor in each Recovery Package, in the ORANGE envelope.</text:span><text:span text:style-name="T5"> </text:span><text:span text:style-name="T6">It allows you to easily regenerate the Vault in any Wallet Management Interface </text:span><text:span text:style-name="T5">(</text:span><text:span text:style-name="T6">see</text:span><text:span text:style-name="T5"> Guide 1.</text:span><text:span text:style-name="T6">)</text:span></text:p>
      <text:p text:style-name="P3"/>
      <text:p text:style-name="P10">If the Recovery Packages were correctly secured and protected, you shouldn’t have to follow this guide.</text:p>
      <text:p text:style-name="P3"/>
      <text:p text:style-name="P10">In the event that you don’t have access to the Wallet Descriptor anymore, you’ll have to regenerate it from the 5 Public Keys.</text:p>
      <text:p text:style-name="P10"/>
      <text:p text:style-name="P10"/>
      <text:p text:style-name="P10">Reminder: Each Public Key is derived from its corresponding Signing Key. Each Signing Key is the combination of Seed and Passphrase.</text:p>
      <text:p text:style-name="P3"/>
      <text:p text:style-name="P10">Necessary items:</text:p>
      <text:p text:style-name="P4"><text:tab/>- <text:span text:style-name="T6">Wallet management interface</text:span></text:p>
      <text:p text:style-name="P4"><text:tab/>- <text:span text:style-name="T6">Internet-connected device (phone or computer)</text:span></text:p>
      <text:p text:style-name="P4"><text:tab/>- <text:span text:style-name="T1">5 Seeds</text:span></text:p>
      <text:p text:style-name="P4"><text:tab/>- <text:span text:style-name="T1">Passphrase</text:span></text:p>
      <text:p text:style-name="P4"><text:tab/>- <text:span text:style-name="T6">Offline signing device</text:span></text:p>
      <text:p text:style-name="P8"/>
      <text:p text:style-name="P5"><text:span text:style-name="T7">The </text:span><text:span text:style-name="T8">w</text:span><text:span text:style-name="T7">allet </text:span><text:span text:style-name="T8">m</text:span><text:span text:style-name="T7">anagement </text:span><text:span text:style-name="T8">i</text:span><text:span text:style-name="T7">nterface app can be downloaded on your computer or your phone. I suggest you use:</text:span><text:line-break/><text:tab/>- <text:span text:style-name="T7">On computer</text:span>: Sparrow Wallet<text:line-break/><text:tab/>- <text:span text:style-name="T7">On phone:</text:span> Blue Wallet</text:p>
      <text:p text:style-name="P5"/>
      <text:p text:style-name="P5"><text:span text:style-name="T6">The offline signing device can be purchased on the internet, assembled or non-assembled. In these instructions we’ll use SeedSigner.</text:span><text:line-break/></text:p>
      <text:p text:style-name="P12">These <text:span text:style-name="T6">apps and tools</text:span> might be obsolete by the time you read these instructions. Regardless of the <text:span text:style-name="T11">tools</text:span> you choose <text:span text:style-name="T11">to use</text:span>, the process remains the same.</text:p>
      <text:p text:style-name="P5"/>
      <text:p text:style-name="P5">Whichever device and application you decide to use, be sure to get informed and train before you proceed <text:span text:style-name="T7">with the Vault.</text:span></text:p>
      <text:p text:style-name="P5"/>
      <text:p text:style-name="P5"/>
      <text:p text:style-name="P5"><text:soft-page-break/></text:p>
      <text:p text:style-name="P2"><text:span text:style-name="T5">Guide </text:span><text:span text:style-name="T1">2:</text:span><text:span text:style-name="T5"> R</text:span><text:span text:style-name="T6">egenerat</text:span><text:span text:style-name="T12">ing</text:span><text:span text:style-name="T6"> the Wallet Descriptor from the Public Keys </text:span><text:span text:style-name="T5">(Part </text:span><text:span text:style-name="T6">2</text:span><text:span text:style-name="T5">)</text:span></text:p>
      <text:p text:style-name="P7"/>
      <text:p text:style-name="P7"/>
      <text:p text:style-name="P9">Procedure:</text:p>
      <text:p text:style-name="P9"/>
      <text:list xml:id="list1613672106" text:style-name="L1">
        <text:list-item>
          <text:p text:style-name="P15">Create a new multisignature 3-of-5 wallet in the wallet management interface</text:p>
        </text:list-item>
        <text:list-item>
          <text:p text:style-name="P17"><text:span text:style-name="T9">Load </text:span>Seed <text:span text:style-name="T10">1</text:span> onto the signing device and verif<text:span text:style-name="T9">y the F</text:span>ingerprint without Passphrase</text:p>
        </text:list-item>
        <text:list-item>
          <text:p text:style-name="P17"><text:span text:style-name="T9">Load t</text:span>he Passphrase onto the device and verif<text:span text:style-name="T9">y</text:span><text:span text:style-name="T10"> the</text:span> Fingerprint with Passphrase</text:p>
        </text:list-item>
        <text:list-item>
          <text:p text:style-name="P15">On the signing device, export Public Key 1, derived from Signing Key 1</text:p>
        </text:list-item>
        <text:list-item>
          <text:p text:style-name="P15">Scan Public Key 1’s QR code <text:span text:style-name="T9">with</text:span><text:span text:style-name="T10"> the </text:span><text:span text:style-name="T9">wallet management interface</text:span></text:p>
        </text:list-item>
        <text:list-item>
          <text:p text:style-name="P15">Repeat the operation for each of the 5 Public Keys, derived from each of the 5 Signing Keys</text:p>
        </text:list-item>
        <text:list-item>
          <text:p text:style-name="P15">Create the wallet in the wallet management interface</text:p>
        </text:list-item>
      </text:list>
      <text:p text:style-name="P16"/>
      <text:p text:style-name="P18">You can use the Wallet Regeneration Flowchart as a guide.</text:p>
      <text:p text:style-name="P11"/>
      <text:p text:style-name="P13"><text:span text:style-name="T2">Congratulations - you've re</text:span><text:span text:style-name="T3">generated the Wallet Descriptor from the Public Keys</text:span><text:span text:style-name="T2">. </text:span><text:span text:style-name="T4">You now have access to your Bitcoin vault.</text:span></text:p>
      <text:p text:style-name="P11"/>
      <text:p text:style-name="P13"><text:span text:style-name="T2">Now you need to </text:span><text:span text:style-name="T3">back up</text:span><text:span text:style-name="T2"> the </text:span><text:span text:style-name="T3">Wallet</text:span><text:span text:style-name="T2"> Descriptor again, so you don't have to recreate the vault every time you change compute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31:46.287381291</meta:creation-date>
    <meta:generator>LibreOffice/7.3.7.2$Linux_X86_64 LibreOffice_project/30$Build-2</meta:generator>
    <dc:date>2024-05-11T13:08:30.822985939</dc:date>
    <meta:editing-duration>PT6H28M31S</meta:editing-duration>
    <meta:editing-cycles>13</meta:editing-cycles>
    <meta:document-statistic meta:table-count="0" meta:image-count="0" meta:object-count="0" meta:page-count="2" meta:paragraph-count="28" meta:word-count="379" meta:character-count="2249" meta:non-whitespace-character-count="1896"/>
  </office:meta>
</office:document-meta>
</file>